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3.92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3.927cm" svg:x="1.4cm" svg:y="4.04cm" presentation:class="subtitle" presentation:user-transformed="true">
          <draw:text-box>
            <text:p text:style-name="P1">#1</text:p>
            <text:p text:style-name="P1"/>
            <text:p text:style-name="P1">How comfortable are you with the notion of IICR ? 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5.199cm" svg:height="12.179cm" svg:x="1.4cm" svg:y="4.914cm" presentation:class="subtitle">
          <draw:text-box>
            <text:p text:style-name="P1">#2</text:p>
            <text:p text:style-name="P1"/>
            <text:p text:style-name="P1">How comfortable are you with constructing IICR plots using ms simulations ?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p>#3</text:p>
            <text:p/>
            <text:p>How comfortable are you with explaining why population structure is important ?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p>#4</text:p>
            <text:p/>
            <text:p>How comfortable are you with the evaluation of alternative scenarios for your species ?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p/>
            <text:p/>
            <text:p>#5</text:p>
            <text:p/>
            <text:p>How to comfortable are you with principles of model inference?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09:48:35.930240737</meta:creation-date>
    <dc:date>2018-05-18T09:31:03.615857975</dc:date>
    <meta:editing-duration>PT28M47S</meta:editing-duration>
    <meta:editing-cycles>6</meta:editing-cycles>
    <meta:generator>LibreOffice/5.1.6.2$Linux_X86_64 LibreOffice_project/10m0$Build-2</meta:generator>
    <meta:document-statistic meta:object-count="36"/>
  </office:meta>
</office:document-meta>
</file>